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open sans" svg:font-family="'open sans', 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>
      <style:text-properties officeooo:rsid="000a2bb6" officeooo:paragraph-rsid="000a2bb6"/>
    </style:style>
    <style:style style:name="P2" style:family="paragraph" style:parent-style-name="Title">
      <style:text-properties officeooo:rsid="000a2bb6" officeooo:paragraph-rsid="000a2bb6"/>
    </style:style>
    <style:style style:name="P3" style:family="paragraph" style:parent-style-name="Text_20_body">
      <style:text-properties officeooo:rsid="000d7752"/>
    </style:style>
    <style:style style:name="P4" style:family="paragraph" style:parent-style-name="Text_20_body">
      <style:text-properties officeooo:rsid="000c15be" officeooo:paragraph-rsid="000c15be"/>
    </style:style>
    <style:style style:name="P5" style:family="paragraph" style:parent-style-name="Text_20_body">
      <style:text-properties officeooo:paragraph-rsid="000a2bb6"/>
    </style:style>
    <style:style style:name="P6" style:family="paragraph" style:parent-style-name="Text_20_body">
      <style:text-properties officeooo:paragraph-rsid="000c15be"/>
    </style:style>
    <style:style style:name="P7" style:family="paragraph" style:parent-style-name="Text_20_body">
      <style:text-properties officeooo:paragraph-rsid="000d7752"/>
    </style:style>
    <style:style style:name="P8" style:family="paragraph" style:parent-style-name="Heading_20_3">
      <style:text-properties officeooo:rsid="00162c9c" officeooo:paragraph-rsid="00162c9c"/>
    </style:style>
    <style:style style:name="P9" style:family="paragraph" style:parent-style-name="Text_20_body">
      <style:text-properties officeooo:rsid="00162c9c" officeooo:paragraph-rsid="00162c9c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rsid="000a2bb6" officeooo:paragraph-rsid="000a2bb6"/>
    </style:style>
    <style:style style:name="P12" style:family="paragraph" style:parent-style-name="Text_20_body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P13" style:family="paragraph" style:parent-style-name="Text_20_body">
      <style:text-properties officeooo:paragraph-rsid="00162c9c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paragraph-rsid="00162c9c"/>
    </style:style>
    <style:style style:name="P15" style:family="paragraph" style:parent-style-name="Text_20_body">
      <style:text-properties officeooo:rsid="001361e8" officeooo:paragraph-rsid="00162c9c"/>
    </style:style>
    <style:style style:name="P16" style:family="paragraph" style:parent-style-name="Text_20_body">
      <style:text-properties officeooo:paragraph-rsid="00144290"/>
    </style:style>
    <style:style style:name="P17" style:family="paragraph" style:parent-style-name="Text_20_body">
      <style:text-properties officeooo:paragraph-rsid="00147787"/>
    </style:style>
    <style:style style:name="P18" style:family="paragraph" style:parent-style-name="Text_20_body">
      <style:text-properties officeooo:rsid="000fe28a" officeooo:paragraph-rsid="000fe28a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0fe28a" officeooo:paragraph-rsid="00162c9c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nsolas" officeooo:rsid="000fe28a" officeooo:paragraph-rsid="00162c9c"/>
    </style:style>
    <style:style style:name="P21" style:family="paragraph" style:parent-style-name="Text_20_body">
      <style:text-properties style:font-name="Consolas" officeooo:paragraph-rsid="0016bc41"/>
    </style:style>
    <style:style style:name="P22" style:family="paragraph" style:parent-style-name="Text_20_body">
      <style:text-properties officeooo:paragraph-rsid="0016bc41"/>
    </style:style>
    <style:style style:name="P23" style:family="paragraph" style:parent-style-name="Text_20_body">
      <style:text-properties officeooo:paragraph-rsid="001849b1"/>
    </style:style>
    <style:style style:name="P24" style:family="paragraph" style:parent-style-name="Text_20_body">
      <style:text-properties officeooo:rsid="00147787" officeooo:paragraph-rsid="00147787"/>
    </style:style>
    <style:style style:name="P25" style:family="paragraph" style:parent-style-name="Text_20_body">
      <style:text-properties officeooo:paragraph-rsid="001df7ee"/>
    </style:style>
    <style:style style:name="P26" style:family="paragraph" style:parent-style-name="Text_20_body">
      <style:text-properties officeooo:rsid="0021c198" officeooo:paragraph-rsid="0021c198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021c198" officeooo:paragraph-rsid="0021c198"/>
    </style:style>
    <style:style style:name="P28" style:family="paragraph" style:parent-style-name="Heading_20_5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</style:style>
    <style:style style:name="P29" style:family="paragraph" style:parent-style-name="Heading_20_5">
      <style:text-properties officeooo:paragraph-rsid="002a4390"/>
    </style:style>
    <style:style style:name="P30" style:family="paragraph" style:parent-style-name="Text_20_body">
      <style:text-properties officeooo:paragraph-rsid="002a4390"/>
    </style:style>
    <style:style style:name="P31" style:family="paragraph" style:parent-style-name="Text_20_body">
      <style:text-properties officeooo:rsid="002642da" officeooo:paragraph-rsid="002642da"/>
    </style:style>
    <style:style style:name="P32" style:family="paragraph" style:parent-style-name="Text_20_body">
      <style:text-properties officeooo:rsid="00269d04" officeooo:paragraph-rsid="00269d04"/>
    </style:style>
    <style:style style:name="P33" style:family="paragraph" style:parent-style-name="Text_20_body">
      <style:text-properties officeooo:paragraph-rsid="002573b2"/>
    </style:style>
    <style:style style:name="P34" style:family="paragraph" style:parent-style-name="Text_20_body">
      <style:text-properties officeooo:rsid="002c9cd0" officeooo:paragraph-rsid="002c9cd0"/>
    </style:style>
    <style:style style:name="P35" style:family="paragraph" style:parent-style-name="Heading_20_1">
      <style:text-properties officeooo:rsid="000a2bb6" officeooo:paragraph-rsid="000a2bb6"/>
    </style:style>
    <style:style style:name="P36" style:family="paragraph" style:parent-style-name="Heading_20_1">
      <style:text-properties officeooo:rsid="000d7752" officeooo:paragraph-rsid="000d7752"/>
    </style:style>
    <style:style style:name="P37" style:family="paragraph" style:parent-style-name="Heading_20_1">
      <style:text-properties officeooo:paragraph-rsid="002ff14c"/>
    </style:style>
    <style:style style:name="P38" style:family="paragraph" style:parent-style-name="Heading_20_2">
      <style:text-properties officeooo:rsid="000c15be" officeooo:paragraph-rsid="000c15be"/>
    </style:style>
    <style:style style:name="P39" style:family="paragraph" style:parent-style-name="Heading_20_2">
      <style:text-properties officeooo:rsid="00147787" officeooo:paragraph-rsid="00147787"/>
    </style:style>
    <style:style style:name="P40" style:family="paragraph" style:parent-style-name="Heading_20_2">
      <style:text-properties officeooo:rsid="0016bc41" officeooo:paragraph-rsid="0016bc41"/>
    </style:style>
    <style:style style:name="P41" style:family="paragraph" style:parent-style-name="Heading_20_2">
      <style:text-properties officeooo:rsid="0016bc41" officeooo:paragraph-rsid="002a4390"/>
    </style:style>
    <style:style style:name="P42" style:family="paragraph" style:parent-style-name="Heading_20_2">
      <style:text-properties officeooo:paragraph-rsid="002ff14c"/>
    </style:style>
    <style:style style:name="P43" style:family="paragraph" style:parent-style-name="Heading_20_2">
      <style:text-properties officeooo:rsid="00358169" officeooo:paragraph-rsid="00358169"/>
    </style:style>
    <style:style style:name="P44" style:family="paragraph" style:parent-style-name="Heading_20_4">
      <style:text-properties officeooo:paragraph-rsid="00170c41"/>
    </style:style>
    <style:style style:name="P45" style:family="paragraph" style:parent-style-name="Heading_20_4" style:list-style-name="L3">
      <style:text-properties officeooo:paragraph-rsid="00170c41"/>
    </style:style>
    <style:style style:name="P46" style:family="paragraph" style:parent-style-name="Heading_20_4">
      <style:text-properties officeooo:rsid="001849b1" officeooo:paragraph-rsid="001849b1"/>
    </style:style>
    <style:style style:name="P47" style:family="paragraph" style:parent-style-name="Heading_20_4">
      <style:text-properties officeooo:rsid="001df7ee" officeooo:paragraph-rsid="001df7ee"/>
    </style:style>
    <style:style style:name="P48" style:family="paragraph" style:parent-style-name="Standard" style:list-style-name="L1">
      <style:text-properties fo:font-variant="normal" fo:text-transform="none" fo:color="#222222" loext:opacity="100%" style:font-name="Liberation Serif" fo:font-size="12pt" fo:letter-spacing="normal" fo:font-style="normal" fo:font-weight="normal" officeooo:rsid="000a2bb6" officeooo:paragraph-rsid="000a2bb6"/>
    </style:style>
    <style:style style:name="P49" style:family="paragraph" style:parent-style-name="Standard" style:list-style-name="L1">
      <style:text-properties officeooo:rsid="000a2bb6" officeooo:paragraph-rsid="000a2bb6"/>
    </style:style>
    <style:style style:name="P50" style:family="paragraph" style:parent-style-name="Text_20_body" style:list-style-name="L2">
      <style:text-properties officeooo:paragraph-rsid="00162c9c"/>
    </style:style>
    <style:style style:name="P51" style:family="paragraph" style:parent-style-name="Text_20_body" style:list-style-name="L3">
      <style:text-properties officeooo:paragraph-rsid="00170c41"/>
    </style:style>
    <style:style style:name="P52" style:family="paragraph" style:parent-style-name="Text_20_body" style:list-style-name="L3">
      <style:text-properties style:font-name="Liberation Serif" fo:font-size="12pt" fo:font-style="normal" fo:font-weight="normal" officeooo:paragraph-rsid="00170c41" fo:background-color="#ddddd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 style:list-style-name="L4">
      <style:text-properties officeooo:rsid="002642da" officeooo:paragraph-rsid="002642da"/>
    </style:style>
    <style:style style:name="P54" style:family="paragraph" style:parent-style-name="Text_20_body" style:list-style-name="L5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P55" style:family="paragraph" style:parent-style-name="Text_20_body" style:list-style-name="L6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P56" style:family="paragraph" style:parent-style-name="Text_20_body">
      <style:text-properties officeooo:paragraph-rsid="002ff14c"/>
    </style:style>
    <style:style style:name="P57" style:family="paragraph" style:parent-style-name="Text_20_body">
      <style:text-properties officeooo:rsid="00358169" officeooo:paragraph-rsid="00358169"/>
    </style:style>
    <style:style style:name="P58" style:family="paragraph" style:parent-style-name="Text_20_body">
      <style:text-properties officeooo:paragraph-rsid="00358169"/>
    </style:style>
    <style:style style:name="T1" style:family="text">
      <style:text-properties officeooo:rsid="000a2bb6"/>
    </style:style>
    <style:style style:name="T2" style:family="text"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a2bb6"/>
    </style:style>
    <style:style style:name="T4" style:family="text">
      <style:text-properties fo:font-variant="normal" fo:text-transform="none" fo:color="#222222" loext:opacity="100%" style:font-name="Liberation Serif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c9d1d9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c9211e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0c2be6"/>
    </style:style>
    <style:style style:name="T8" style:family="text">
      <style:text-properties fo:font-variant="normal" fo:text-transform="none" fo:color="#3176d9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2bb6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0e3d99"/>
    </style:style>
    <style:style style:name="T13" style:family="text">
      <style:text-properties officeooo:rsid="000fe28a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fo:background-color="#dddddd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2573b2"/>
    </style:style>
    <style:style style:name="T17" style:family="text">
      <style:text-properties officeooo:rsid="002a4390"/>
    </style:style>
    <style:style style:name="T18" style:family="text">
      <style:text-properties officeooo:rsid="002ff14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25in" fo:margin-left="-0.4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fo:text-indent="-0.25in" fo:margin-left="-0.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05in" fo:text-indent="-0.25in" fo:margin-left="0.0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3in" fo:text-indent="-0.25in" fo:margin-left="0.3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beflow Guide</text:p>
      <text:p text:style-name="Subtitle"><text:a xlink:type="simple" xlink:href="https://www.kubeflow.org/docs/" text:style-name="Internet_20_link" text:visited-style-name="Visited_20_Internet_20_Link">https://www.kubeflow.org/docs/</text:a> </text:p>
      <text:h text:style-name="P35" text:outline-level="1">Kubeflow Notebooks</text:h>
      <text:p text:style-name="P5"><text:a xlink:type="simple" xlink:href="https://www.kubeflow.org/docs/components/notebooks/" text:style-name="Internet_20_link" text:visited-style-name="Visited_20_Internet_20_Link">https://www.kubeflow.org/docs/components/notebooks/</text:a> </text:p>
      <text:p text:style-name="Standard">Kubeflow Notebooks provides a way to run web-based development environments inside your Kubernetes cluster by running them inside Pods.</text:p>
      <text:h text:style-name="Heading_20_2" text:outline-level="2" text:is-list-header="true">Container Images</text:h>
      <text:p text:style-name="Standard"><text:a xlink:type="simple" xlink:href="https://www.kubeflow.org/docs/components/notebooks/container-images/" text:style-name="Internet_20_link" text:visited-style-name="Visited_20_Internet_20_Link">https://www.kubeflow.org/docs/components/notebooks/container-images/</text:a> </text:p>
      <text:p text:style-name="P10"/>
      <text:p text:style-name="Standard"><text:bookmark text:name="full-images"/><text:span text:style-name="T9">Full Image</text:span><text:span text:style-name="T10">s</text:span><text:span text:style-name="T1"> </text:span><text:span text:style-name="T2">extend the </text:span><text:span text:style-name="T3">base images </text:span><text:span text:style-name="T2">with common packages used by Data Scientists and ML Engineers.</text:span></text:p>
      <text:p text:style-name="P11">Full Images to try out:</text:p>
      <text:list xml:id="list353349094" text:style-name="L1">
        <text:list-item>
          <text:p text:style-name="P48">public.ecr.aws/j1r0q0g6/notebooks/notebook-servers/jupyter-tensorflow-full:v1.5.0 </text:p>
        </text:list-item>
        <text:list-item>
          <text:p text:style-name="P49"><text:span text:style-name="T2">public.ecr.aws/j1r0q0g6/notebooks/notebook-servers/codeserver-python:v1.5.0 </text:span><text:span text:style-name="T6">→ </text:span><text:span text:style-name="T7">It doesn’t work</text:span></text:p>
        </text:list-item>
      </text:list>
      <text:p text:style-name="P11"/>
      <text:p text:style-name="P1"><text:span text:style-name="T2">Build a </text:span><text:span text:style-name="T4">custom image</text:span><text:span text:style-name="T2">: </text:span><text:a xlink:type="simple" xlink:href="https://github.com/kubeflow/kubeflow/tree/master/components/example-notebook-servers#custom-images" text:style-name="Internet_20_link" text:visited-style-name="Visited_20_Internet_20_Link">https://github.com/kubeflow/kubeflow/tree/master/components/example-notebook-servers#custom-images</text:a><text:span text:style-name="T2">.</text:span><text:span text:style-name="T5"> </text:span><text:span text:style-name="T2">Extend one of the base images and install any pip or conda packages your Kubeflow Notebook users are likely to need.</text:span></text:p>
      <text:p text:style-name="P11"/>
      <text:p text:style-name="P1"><text:span text:style-name="T2">How to extend an image? </text:span><text:a xlink:type="simple" xlink:href="https://github.com/kubeflow/kubeflow/blob/master/components/example-notebook-servers/jupyter-pytorch-full/cpu.Dockerfile" text:style-name="Internet_20_link" text:visited-style-name="Visited_20_Internet_20_Link">https://github.com/kubeflow/kubeflow/blob/master/components/example-notebook-servers/jupyter-pytorch-full/cpu.Dockerfile</text:a><text:span text:style-name="T2">. Basically FROM the base image RUN the commands to install your specific dependencies, then push the new image to the hub.</text:span></text:p>
      <text:p text:style-name="P11"/>
      <text:h text:style-name="P38" text:outline-level="2">Notebook Quick Start</text:h>
      <text:p text:style-name="P6"><text:a xlink:type="simple" xlink:href="https://www.kubeflow.org/docs/components/notebooks/quickstart-guide/" text:style-name="Internet_20_link" text:visited-style-name="Visited_20_Internet_20_Link">https://www.kubeflow.org/docs/components/notebooks/quickstart-guide/</text:a></text:p>
      <text:p text:style-name="P4">6. Select a <text:span text:style-name="T11">previously created</text:span> Docker Image for your notebook server.</text:p>
      <text:p text:style-name="P4">7. Specify the amount of “CPU” that your notebook server will request (2 CPUs).</text:p>
      <text:p text:style-name="P4">8. Specify the amount of “RAM” that your notebook server will request (4 GB).</text:p>
      <text:h text:style-name="Heading_20_2" text:outline-level="2" text:is-list-header="true">Jupyter TensorFlow Examples</text:h>
      <text:p text:style-name="Text_20_body"><text:a xlink:type="simple" xlink:href="https://www.kubeflow.org/docs/components/notebooks/jupyter-tensorflow-examples/" text:style-name="Internet_20_link" text:visited-style-name="Visited_20_Internet_20_Link">https://www.kubeflow.org/docs/components/notebooks/jupyter-tensorflow-examples/</text:a></text:p>
      <text:p text:style-name="P3"/>
      <text:p text:style-name="Standard"/>
      <text:p text:style-name="Standard"/>
      <text:p text:style-name="Standard"/>
      <text:h text:style-name="P36" text:outline-level="1"><text:soft-page-break/>Kubeflow Pipelines</text:h>
      <text:p text:style-name="P7"><text:a xlink:type="simple" xlink:href="https://www.kubeflow.org/docs/components/pipelines/v1/introduction/" text:style-name="Internet_20_link" text:visited-style-name="Visited_20_Internet_20_Link">https://www.kubeflow.org/docs/components/pipelines/v1/introduction/</text:a> </text:p>
      <text:p text:style-name="P7">Kubeflow Pipelines is a platform for building and deploying portable, scalable machine learning (ML) workflows based on Docker containers.</text:p>
      <text:h text:style-name="P39" text:outline-level="2">Overview </text:h>
      <text:h text:style-name="Heading_20_3" text:outline-level="3">Quick Start</text:h>
      <text:p text:style-name="P13">Th<text:span text:style-name="T13">e following</text:span> tutorial shows how to create python components that produce, consume and transform data. It shows how to create data passing pipelines by instantiating components and connecting them together.</text:p>
      <text:p text:style-name="P14">Data passing in python components <text:span text:style-name="T12">code</text:span>: <text:a xlink:type="simple" xlink:href="https://github.com/kubeflow/pipelines/blob/sdk/release-1.8/samples/tutorials/Data%20passing%20in%20python%20components/Data%20passing%20in%20python%20components%20-%20Files.py" text:style-name="Internet_20_link" text:visited-style-name="Visited_20_Internet_20_Link">https://github.com/kubeflow/pipelines/blob/sdk/release-1.8/samples/tutorials/Data%20passing%20in%20python%20components/Data%20passing%20in%20python%20components%20-%20Files.py</text:a> </text:p>
      <text:p text:style-name="P14"><text:span text:style-name="T13">By running the code kfp.compiler automatically compiles the python code into </text:span>a static configuration (YAM<text:span text:style-name="T13">L)</text:span>.</text:p>
      <text:p text:style-name="P19">You can directly submit the pipeline for the exacution:</text:p>
      <text:p text:style-name="P20">kfp.Client(host=kfp_endpoint).create_run_from_pipeline_func(pipeline, arguments={})</text:p>
      <text:h text:style-name="Heading_20_4" text:outline-level="4">Pipelines Interfaces</text:h>
      <text:p text:style-name="P13"><text:a xlink:type="simple" xlink:href="https://www.kubeflow.org/docs/components/pipelines/v1/overview/interfaces/" text:style-name="Internet_20_link" text:visited-style-name="Visited_20_Internet_20_Link">https://www.kubeflow.org/docs/components/pipelines/v1/overview/interfaces/</text:a></text:p>
      <text:p text:style-name="P13">From the Kubeflow Pipelines UI you can perform:</text:p>
      <text:list xml:id="list268270285" text:style-name="L2">
        <text:list-item>
          <text:p text:style-name="P50">Upload a pipeline as a compressed file. </text:p>
        </text:list-item>
        <text:list-item>
          <text:p text:style-name="P50">Create an experiment to group one or more of your pipeline runs.</text:p>
        </text:list-item>
        <text:list-item>
          <text:p text:style-name="P50">Create and start a run within the experiment. A run is a single execution of a pipeline. </text:p>
        </text:list-item>
        <text:list-item>
          <text:p text:style-name="P50">Schedule runs by creating a recurring run.</text:p>
        </text:list-item>
      </text:list>
      <text:p text:style-name="P10">REST API </text:p>
      <text:p text:style-name="P15"><text:a xlink:type="simple" xlink:href="https://www.kubeflow.org/docs/components/pipelines/v1/overview/interfaces/#rest-api" text:style-name="Internet_20_link" text:visited-style-name="Visited_20_Internet_20_Link">https://www.kubeflow.org/docs/components/pipelines/v1/overview/interfaces/#rest-api</text:a> </text:p>
      <text:h text:style-name="P39" text:outline-level="2">Concepts </text:h>
      <text:p text:style-name="P17"><text:a xlink:type="simple" xlink:href="https://www.kubeflow.org/docs/components/pipelines/v1/concepts/" text:style-name="Internet_20_link" text:visited-style-name="Visited_20_Internet_20_Link">https://www.kubeflow.org/docs/components/pipelines/v1/concepts/</text:a></text:p>
      <text:p text:style-name="P24">All the listed concepts in the above link are very import to gain a general understanding of the Kubeflow pipelines component.</text:p>
      <text:h text:style-name="Heading_20_3" text:outline-level="3">Component </text:h>
      <text:p text:style-name="P16"><text:a xlink:type="simple" xlink:href="https://www.kubeflow.org/docs/components/pipelines/v1/concepts/component/" text:style-name="Internet_20_link" text:visited-style-name="Visited_20_Internet_20_Link">https://www.kubeflow.org/docs/components/pipelines/v1/concepts/component/</text:a></text:p>
      <text:p text:style-name="P13"><text:soft-page-break/>A pipeline component is a self-contained set of user code, packaged as a Docker image, that performs one step in the pipeline.</text:p>
      <text:h text:style-name="P8" text:outline-level="3">Experiment </text:h>
      <text:p text:style-name="P9"><text:a xlink:type="simple" xlink:href="https://www.kubeflow.org/docs/components/pipelines/v1/concepts/experiment/" text:style-name="Internet_20_link" text:visited-style-name="Visited_20_Internet_20_Link">https://www.kubeflow.org/docs/components/pipelines/v1/concepts/experiment/</text:a> </text:p>
      <text:p text:style-name="P9">You can use experiments to organize your runs into logical groups. </text:p>
      <text:h text:style-name="P8" text:outline-level="3">Run </text:h>
      <text:p text:style-name="P9"><text:a xlink:type="simple" xlink:href="https://www.kubeflow.org/docs/components/pipelines/v1/concepts/run/" text:style-name="Internet_20_link" text:visited-style-name="Visited_20_Internet_20_Link">https://www.kubeflow.org/docs/components/pipelines/v1/concepts/run/</text:a> </text:p>
      <text:p text:style-name="P18">A run is a single execution of a pipeline.</text:p>
      <text:p text:style-name="P18">You can start a recurring run inside any experiment, and it will periodically start a new copy of the run configuration.</text:p>
      <text:h text:style-name="P8" text:outline-level="3">Run trigger </text:h>
      <text:p text:style-name="P9"><text:a xlink:type="simple" xlink:href="https://www.kubeflow.org/docs/components/pipelines/v1/concepts/run-trigger/" text:style-name="Internet_20_link" text:visited-style-name="Visited_20_Internet_20_Link">https://www.kubeflow.org/docs/components/pipelines/v1/concepts/run-trigger/</text:a> </text:p>
      <text:p text:style-name="P9">A run trigger is a flag that tells the system when a recurring run configuration spawns a new run.</text:p>
      <text:h text:style-name="P8" text:outline-level="3">Step </text:h>
      <text:p text:style-name="P9"><text:a xlink:type="simple" xlink:href="https://www.kubeflow.org/docs/components/pipelines/v1/concepts/step/" text:style-name="Internet_20_link" text:visited-style-name="Visited_20_Internet_20_Link">https://www.kubeflow.org/docs/components/pipelines/v1/concepts/step/</text:a></text:p>
      <text:p text:style-name="P9">A step is an execution of one of the components in the pipeline. </text:p>
      <text:h text:style-name="P40" text:outline-level="2"/>
      <text:h text:style-name="P40" text:outline-level="2">Pipelines SDK</text:h>
      <text:p text:style-name="P22"><text:a xlink:type="simple" xlink:href="https://www.kubeflow.org/docs/components/pipelines/v1/sdk/" text:style-name="Internet_20_link" text:visited-style-name="Visited_20_Internet_20_Link">https://www.kubeflow.org/docs/components/pipelines/v1/sdk/</text:a></text:p>
      <text:h text:style-name="Heading_20_3" text:outline-level="3">Introduction to the Pipelines SDK</text:h>
      <text:p text:style-name="Text_20_body"><text:a xlink:type="simple" xlink:href="https://www.kubeflow.org/docs/components/pipelines/v1/sdk/sdk-overview/" text:style-name="Internet_20_link" text:visited-style-name="Visited_20_Internet_20_Link">https://www.kubeflow.org/docs/components/pipelines/v1/sdk/sdk-overview/</text:a> </text:p>
      <text:p text:style-name="P22">Overview of using the SDK to build components and pipelines.</text:p>
      <text:h text:style-name="P44" text:outline-level="4">SDK packages</text:h>
      <text:list xml:id="list494545146" text:style-name="L3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15">kfp.compiler.Compiler.compile </text:span><text:span text:style-name="T14">compiles your Python DSL code into a single static configuration (in YAML format) that the Kubeflow Pipelines service can process.</text:span></text:h>
                    </text:list-item>
                    <text:list-item>
                      <text:p text:style-name="P51"><text:span text:style-name="T15">kfp.components.func_to_container_op</text:span><text:span text:style-name="T14"> converts a Python function to a pipeline component and returns a factory function. You can then call the factory function to construct an instance of a pipeline task (ContainerOp) that runs the original function in a container.</text:span></text:p>
                    </text:list-item>
                    <text:list-item>
                      <text:p text:style-name="P52">kfp.components.load_component_from_file</text:p>
                    </text:list-item>
                    <text:list-item>
                      <text:p text:style-name="P52">kfp.components.load_component_from_url</text:p>
                    </text:list-item>
                    <text:list-item>
                      <text:p text:style-name="P51"><text:soft-page-break/><text:span text:style-name="T15">kfp.dsl </text:span><text:span text:style-name="T14">contains the domain-specific language (DSL) that you can use to define and interact with pipelines and components.</text:span></text:p>
                    </text:list-item>
                    <text:list-item>
                      <text:p text:style-name="P51"><text:span text:style-name="T15">kfp.Client</text:span><text:span text:style-name="T14"> contains the Python client libraries for the Kubeflow Pipelines API. </text:span></text:p>
                      <text:list>
                        <text:list-item>
                          <text:p text:style-name="P51"><text:span text:style-name="T15">kfp.Client.create_run_from_pipeline_func</text:span><text:span text:style-name="T14"> compiles a pipeline function and submits it for execution on Kubeflow Pipelin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6" text:outline-level="4">CLI</text:h>
      <text:p text:style-name="P23">The Kubeflow Pipelines CLI tool enables you to use a subset of the Kubeflow Pipelines SDK directly from the command line. </text:p>
      <text:h text:style-name="Heading_20_3" text:outline-level="3">Install the Kubeflow Pipelines SDK</text:h>
      <text:p text:style-name="Text_20_body"><text:a xlink:type="simple" xlink:href="https://www.kubeflow.org/docs/components/pipelines/v1/sdk/install-sdk/" text:style-name="Internet_20_link" text:visited-style-name="Visited_20_Internet_20_Link">https://www.kubeflow.org/docs/components/pipelines/v1/sdk/install-sdk/</text:a> </text:p>
      <text:p text:style-name="P22">Setting up your Kubeflow Pipelines development environment.</text:p>
      <text:p text:style-name="P21">pip3 install kfp --upgrade</text:p>
      <text:h text:style-name="Heading_20_3" text:outline-level="3">Connect the Pipelines SDK to Kubeflow Pipelines</text:h>
      <text:p text:style-name="Text_20_body"><text:a xlink:type="simple" xlink:href="https://www.kubeflow.org/docs/components/pipelines/v1/sdk/connect-api/" text:style-name="Internet_20_link" text:visited-style-name="Visited_20_Internet_20_Link">https://www.kubeflow.org/docs/components/pipelines/v1/sdk/connect-api/</text:a> </text:p>
      <text:p text:style-name="P22">How to connect the Pipelines SDK to Kubeflow Pipelines in various ways.</text:p>
      <text:p text:style-name="P34">Also check out the Amazon’s docs: <text:a xlink:type="simple" xlink:href="https://awslabs.github.io/kubeflow-manifests/docs/component-guides/pipelines/#authenticate-kubeflow-pipelines-using-sdk-outside-cluster" text:style-name="Internet_20_link" text:visited-style-name="Visited_20_Internet_20_Link">https://awslabs.github.io/kubeflow-manifests/docs/component-guides/pipelines/#authenticate-kubeflow-pipelines-using-sdk-outside-cluster</text:a> </text:p>
      <text:h text:style-name="Heading_20_3" text:outline-level="3">Build a Pipeline</text:h>
      <text:p text:style-name="Text_20_body"><text:a xlink:type="simple" xlink:href="https://www.kubeflow.org/docs/components/pipelines/v1/sdk/build-pipeline/" text:style-name="Internet_20_link" text:visited-style-name="Visited_20_Internet_20_Link">https://www.kubeflow.org/docs/components/pipelines/v1/sdk/build-pipeline/</text:a> </text:p>
      <text:p text:style-name="P22">A tutorial on building pipelines to orchestrate your ML workflow.</text:p>
      <text:p text:style-name="P31">For more advance pipeline features such as authoring recursive components and using conditional execution in a pipeline, refer respectively to the following link:</text:p>
      <text:list xml:id="list458351580" text:style-name="L4">
        <text:list-item>
          <text:p text:style-name="P53"><text:a xlink:type="simple" xlink:href="https://www.kubeflow.org/docs/components/pipelines/v1/sdk/dsl-recursion/" text:style-name="Internet_20_link" text:visited-style-name="Visited_20_Internet_20_Link">https://www.kubeflow.org/docs/components/pipelines/v1/sdk/dsl-recursion/</text:a></text:p>
        </text:list-item>
        <text:list-item>
          <text:p text:style-name="P53"><text:a xlink:type="simple" xlink:href="https://github.com/kubeflow/pipelines/blob/sdk/release-1.8/samples/tutorials/DSL%20-%20Control%20structures/DSL%20-%20Control%20structures.py" text:style-name="Internet_20_link" text:visited-style-name="Visited_20_Internet_20_Link">https://github.com/kubeflow/pipelines/blob/sdk/release-1.8/samples/tutorials/DSL%20-%20Control%20structures/DSL%20-%20Control%20structures.py</text:a> </text:p>
        </text:list-item>
      </text:list>
      <text:h text:style-name="Heading_20_3" text:outline-level="3">Building Components</text:h>
      <text:p text:style-name="Text_20_body"><text:a xlink:type="simple" xlink:href="https://www.kubeflow.org/docs/components/pipelines/v1/sdk/component-development/" text:style-name="Internet_20_link" text:visited-style-name="Visited_20_Internet_20_Link">https://www.kubeflow.org/docs/components/pipelines/v1/sdk/component-development/</text:a> </text:p>
      <text:p text:style-name="P22">A tutorial on how to create components and use them in a pipeline.</text:p>
      <text:h text:style-name="P47" text:outline-level="4">Creating a component specification</text:h>
      <text:p text:style-name="P25"><text:a xlink:type="simple" xlink:href="https://www.kubeflow.org/docs/components/pipelines/v1/sdk/component-development/#creating-a-component-specification" text:style-name="Internet_20_link" text:visited-style-name="Visited_20_Internet_20_Link">https://www.kubeflow.org/docs/components/pipelines/v1/sdk/component-development/#creating-a-component-specification</text:a></text:p>
      <text:p text:style-name="P25">To create a component from your containerized program, you must create a component specification that defines the component’s interface and implementation.</text:p>
      <text:h text:style-name="Heading_20_3" text:outline-level="3"><text:soft-page-break/>Building Python function-based components</text:h>
      <text:p text:style-name="Text_20_body"><text:a xlink:type="simple" xlink:href="https://www.kubeflow.org/docs/components/pipelines/v1/sdk/python-function-components/" text:style-name="Internet_20_link" text:visited-style-name="Visited_20_Internet_20_Link">https://www.kubeflow.org/docs/components/pipelines/v1/sdk/python-function-components/</text:a> </text:p>
      <text:p text:style-name="P22">Building your own lightweight pipelines components using Python.</text:p>
      <text:p text:style-name="P22">Python function-based components make it easier to iterate quickly by letting you build your component code as a Python function and generating the component specification for you.</text:p>
      <text:p text:style-name="P26">Note that the component specification YAML is a reusable and shareable definition of your component.</text:p>
      <text:p text:style-name="P26">Use the following instructions to build a Python function-based component:</text:p>
      <text:p text:style-name="P27"><text:a xlink:type="simple" xlink:href="https://www.kubeflow.org/docs/components/pipelines/v1/sdk/python-function-components/#building-python-function-based-components" text:style-name="Internet_20_link" text:visited-style-name="Visited_20_Internet_20_Link">https://www.kubeflow.org/docs/components/pipelines/v1/sdk/python-function-components/#building-python-function-based-components</text:a> </text:p>
      <text:h text:style-name="Heading_20_4" text:outline-level="4">Understanding how data is passed between components</text:h>
      <text:p text:style-name="Text_20_body"><text:a xlink:type="simple" xlink:href="https://www.kubeflow.org/docs/components/pipelines/v1/sdk/python-function-components/#understanding-how-data-is-passed-between-components" text:style-name="Internet_20_link" text:visited-style-name="Visited_20_Internet_20_Link">https://www.kubeflow.org/docs/components/pipelines/v1/sdk/python-function-components/#understanding-how-data-is-passed-between-components</text:a> </text:p>
      <text:p text:style-name="Text_20_body">Parameters that are passed by file include CSV, images, and complex types. These files are stored in a location that is accessible to your component running on Kubernetes, such as a persistent volume claim or a cloud storage service. Kubeflow Pipelines passes parameters to your component by file, by passing their paths as a command-line argument.</text:p>
      <text:h text:style-name="Heading_20_3" text:outline-level="3">Best Practices for Designing Components</text:h>
      <text:p text:style-name="Text_20_body"><text:a xlink:type="simple" xlink:href="https://www.kubeflow.org/docs/components/pipelines/v1/sdk/best-practices/" text:style-name="Internet_20_link" text:visited-style-name="Visited_20_Internet_20_Link">https://www.kubeflow.org/docs/components/pipelines/v1/sdk/best-practices/</text:a> </text:p>
      <text:p text:style-name="P22">Designing and writing components for Kubeflow Pipelines.</text:p>
      <text:p text:style-name="P33"><text:span text:style-name="T16">For writing component specification follow this guide: </text:span><text:a xlink:type="simple" xlink:href="https://www.kubeflow.org/docs/components/pipelines/v1/reference/component-spec/" text:style-name="Internet_20_link" text:visited-style-name="Visited_20_Internet_20_Link"><text:span text:style-name="T16">https://www.kubeflow.org/docs/components/pipelines/v1/reference/component-spec/</text:span></text:a><text:span text:style-name="T16"> </text:span></text:p>
      <text:h text:style-name="Heading_20_3" text:outline-level="3">Visualize Results in the Pipelines UI</text:h>
      <text:p text:style-name="Text_20_body"><text:a xlink:type="simple" xlink:href="https://www.kubeflow.org/docs/components/pipelines/v1/sdk/output-viewer/#v2-sdk-use-sdk-visualization-apis" text:style-name="Internet_20_link" text:visited-style-name="Visited_20_Internet_20_Link">https://www.kubeflow.org/docs/components/pipelines/v1/sdk/output-viewer/#v2-sdk-use-sdk-visualization-apis</text:a> </text:p>
      <text:p text:style-name="P22">Visualizing the results of your pipelines component.</text:p>
      <text:p text:style-name="P32">Refer to this code: <text:a xlink:type="simple" xlink:href="https://github.com/kubeflow/pipelines/blob/sdk/release-1.8/samples/test/metrics_visualization_v2.py" text:style-name="Internet_20_link" text:visited-style-name="Visited_20_Internet_20_Link">https://github.com/kubeflow/pipelines/blob/sdk/release-1.8/samples/test/metrics_visualization_v2.py</text:a> </text:p>
      <text:p text:style-name="P32">to compile the visualization pipeline: <text:a xlink:type="simple" xlink:href="https://www.kubeflow.org/docs/components/pipelines/v1/sdk-v2/build-pipeline/#option-1-compile-and-then-upload-in-ui" text:style-name="Internet_20_link" text:visited-style-name="Visited_20_Internet_20_Link">https://www.kubeflow.org/docs/components/pipelines/v1/sdk-v2/build-pipeline/#option-1-compile-and-then-upload-in-ui</text:a> </text:p>
      <text:h text:style-name="Heading_20_3" text:outline-level="3">Pipeline Metrics</text:h>
      <text:p text:style-name="Text_20_body"><text:a xlink:type="simple" xlink:href="https://www.kubeflow.org/docs/components/pipelines/v1/sdk/pipelines-metrics/" text:style-name="Internet_20_link" text:visited-style-name="Visited_20_Internet_20_Link">https://www.kubeflow.org/docs/components/pipelines/v1/sdk/pipelines-metrics/</text:a> </text:p>
      <text:p text:style-name="P22">Export and visualize pipeline metrics.</text:p>
      <text:p text:style-name="P22"/>
      <text:h text:style-name="P41" text:outline-level="2"><text:soft-page-break/>Pipelines SDK <text:span text:style-name="T17">(V2)</text:span></text:h>
      <text:h text:style-name="P29" text:outline-level="5"><text:a xlink:type="simple" xlink:href="https://www.kubeflow.org/docs/components/pipelines/v1/sdk-v2/v2-compatibility/" text:style-name="Internet_20_link" text:visited-style-name="Visited_20_Internet_20_Link"><text:span text:style-name="T8">Introducing Kubeflow Pipelines SDK v2</text:span></text:a></text:h>
      <text:p text:style-name="P12">Overview of how to get started with Kubeflow Pipelines SDK v2.</text:p>
      <text:p text:style-name="P12">Version 2 of the SDK adds support for tracking pipeline runs and artifacts using ML Metadata.</text:p>
      <text:p text:style-name="P12">Kubeflow Pipelines SDK v2 compatibility mode lets you use the new pipeline semantics and gain the benefits of logging your metadata to ML Metadata.</text:p>
      <text:p text:style-name="P12">the Kubeflow Pipelines SDK v2 introduces the following changes:</text:p>
      <text:list xml:id="list2930452422" text:style-name="L5">
        <text:list-item>
          <text:p text:style-name="P54">All component inputs and outputs must be annotated with their data type.</text:p>
        </text:list-item>
        <text:list-item>
          <text:p text:style-name="P54">The Kubeflow Pipelines SDK v2 makes a distinction between inputs and outputs that are parameters and those that are artifacts.</text:p>
        </text:list-item>
        <text:list-item>
          <text:p text:style-name="P54">Pipeline functions must be decorated with @kfp.dsl.pipeline. </text:p>
        </text:list-item>
      </text:list>
      <text:p text:style-name="P12">Compiling and running pipelines in v2 compatibility mode: <text:a xlink:type="simple" xlink:href="https://www.kubeflow.org/docs/components/pipelines/v1/sdk-v2/v2-compatibility/#compiling-and-running-pipelines-in-v2-compatibility-mode" text:style-name="Internet_20_link" text:visited-style-name="Visited_20_Internet_20_Link">https://www.kubeflow.org/docs/components/pipelines/v1/sdk-v2/v2-compatibility/#compiling-and-running-pipelines-in-v2-compatibility-mode</text:a> </text:p>
      <text:h text:style-name="P28" text:outline-level="5"><text:a xlink:type="simple" xlink:href="https://www.kubeflow.org/docs/components/pipelines/v1/sdk-v2/run-comparison/" text:style-name="Internet_20_link" text:visited-style-name="Visited_20_Internet_20_Link"><text:span text:style-name="T8">Comparing Pipeline Runs</text:span></text:a></text:h>
      <text:p text:style-name="P12">Using the KFPv2 Run Comparison page to compare parameters and metrics across pipeline runs.</text:p>
      <text:p text:style-name="P12">To compare pipeline runs, you need to first have at least two pipeline runs of the same version!</text:p>
      <text:p text:style-name="P12">This page will show the v2 UI, which allows you to compare the following visualization types:</text:p>
      <text:list xml:id="list1203030313" text:style-name="L6">
        <text:list-item>
          <text:p text:style-name="P55">Scalar Metrics</text:p>
        </text:list-item>
        <text:list-item>
          <text:p text:style-name="P55">Confusion Matrices</text:p>
        </text:list-item>
        <text:list-item>
          <text:p text:style-name="P55">ROC Curves</text:p>
        </text:list-item>
        <text:list-item>
          <text:p text:style-name="P55">HTML</text:p>
        </text:list-item>
        <text:list-item>
          <text:p text:style-name="P55">Markdown</text:p>
        </text:list-item>
      </text:list>
      <text:h text:style-name="P28" text:outline-level="5"><text:a xlink:type="simple" xlink:href="https://www.kubeflow.org/docs/components/pipelines/v1/sdk-v2/v2-component-io/" text:style-name="Internet_20_link" text:visited-style-name="Visited_20_Internet_20_Link"><text:span text:style-name="T8">Kubeflow Pipelines v2 Component I/O</text:span></text:a></text:h>
      <text:p text:style-name="P12">Differences between artifacts and parameters, and how to migrate an existing pipeline to be v2 compatible.</text:p>
      <text:p text:style-name="P12">Kubeflow Pipelines SDK v2 defines a list of system artifact types including Model, Dataset, Metrics, ClassificationMetrics, SlicedClassificationMetrics, HTML, Markdown, and the generic Artifact. All unknown types including non-type are treated the same as the generic Artifact type.</text:p>
      <text:h text:style-name="P28" text:outline-level="5"><text:a xlink:type="simple" xlink:href="https://www.kubeflow.org/docs/components/pipelines/v1/sdk-v2/build-pipeline/" text:style-name="Internet_20_link" text:visited-style-name="Visited_20_Internet_20_Link"><text:span text:style-name="T8">Build a Pipeline</text:span></text:a></text:h>
      <text:p text:style-name="P12">A tutorial on using Pipelines SDK v2 to orchestrate your ML workflow as a pipeline</text:p>
      <text:h text:style-name="P28" text:outline-level="5"><text:a xlink:type="simple" xlink:href="https://www.kubeflow.org/docs/components/pipelines/v1/sdk-v2/component-development/" text:style-name="Internet_20_link" text:visited-style-name="Visited_20_Internet_20_Link"><text:span text:style-name="T8">Building Components</text:span></text:a></text:h>
      <text:p text:style-name="P12">A tutorial on how to use the Pipelines SDK v2 to create components and use them in a pipeline</text:p>
      <text:h text:style-name="P28" text:outline-level="5"><text:a xlink:type="simple" xlink:href="https://www.kubeflow.org/docs/components/pipelines/v1/sdk-v2/python-function-components/" text:style-name="Internet_20_link" text:visited-style-name="Visited_20_Internet_20_Link"><text:span text:style-name="T8">Building Python Function-based Components</text:span></text:a></text:h>
      <text:p text:style-name="P12">Building your own lightweight pipelines components using the Pipelines SDK v2 and Python</text:p>
      <text:h text:style-name="P28" text:outline-level="5"><text:soft-page-break/><text:a xlink:type="simple" xlink:href="https://www.kubeflow.org/docs/components/pipelines/v1/sdk-v2/importer-component/" text:style-name="Internet_20_link" text:visited-style-name="Visited_20_Internet_20_Link"><text:span text:style-name="T8">Importer component</text:span></text:a></text:h>
      <text:p text:style-name="P12">Use an importer component to import artifacts from remote storage</text:p>
      <text:p text:style-name="P30"/>
      <text:h text:style-name="P37" text:outline-level="1"><text:span text:style-name="T18">Kubeflow Pipelines V2</text:span></text:h>
      <text:h text:style-name="P42" text:outline-level="2"><text:span text:style-name="T18">Author a pipeline</text:span></text:h>
      <text:p text:style-name="P56"><text:a xlink:type="simple" xlink:href="https://www.kubeflow.org/docs/components/pipelines/v2/author-a-pipeline/" text:style-name="Internet_20_link" text:visited-style-name="Visited_20_Internet_20_Link">https://www.kubeflow.org/docs/components/pipelines/v2/author-a-pipeline/</text:a></text:p>
      <text:p text:style-name="P57">Go through the guide on how to author a pipeline.</text:p>
      <text:h text:style-name="P43" text:outline-level="2">Compile a pipeline</text:h>
      <text:p text:style-name="P58"><text:a xlink:type="simple" xlink:href="https://www.kubeflow.org/docs/components/pipelines/v2/compile-a-pipeline/" text:style-name="Internet_20_link" text:visited-style-name="Visited_20_Internet_20_Link">https://www.kubeflow.org/docs/components/pipelines/v2/compile-a-pipeline/</text:a></text:p>
      <text:h text:style-name="P43" text:outline-level="2">Run a pipeline</text:h>
      <text:p text:style-name="P58"><text:a xlink:type="simple" xlink:href="https://www.kubeflow.org/docs/components/pipelines/v2/run-a-pipeline/" text:style-name="Internet_20_link" text:visited-style-name="Visited_20_Internet_20_Link">https://www.kubeflow.org/docs/components/pipelines/v2/run-a-pipeline/</text:a></text:p>
      <text:h text:style-name="P43" text:outline-level="2">CLI</text:h>
      <text:p text:style-name="P58"><text:a xlink:type="simple" xlink:href="https://www.kubeflow.org/docs/components/pipelines/v2/cli/" text:style-name="Internet_20_link" text:visited-style-name="Visited_20_Internet_20_Link">https://www.kubeflow.org/docs/components/pipelines/v2/cli/</text:a></text:p>
      <text:p text:style-name="P57">check it out if neede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open sans" svg:font-family="'open sans', 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4:48:58.020673474</meta:creation-date>
    <dc:date>2022-12-16T12:59:27.842113012</dc:date>
    <meta:editing-duration>PT4H53M4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7" meta:paragraph-count="156" meta:word-count="1241" meta:character-count="11430" meta:non-whitespace-character-count="10326"/>
  </office:meta>
</office:document-meta>
</file>